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ff5a" officeooo:paragraph-rsid="001dff5a"/>
    </style:style>
    <style:style style:name="P2" style:family="paragraph" style:parent-style-name="Standard">
      <style:paragraph-properties fo:text-align="start" style:justify-single-word="false"/>
      <style:text-properties style:font-name="Arial1" fo:font-size="14pt" fo:font-weight="bold" officeooo:rsid="001dff5a" officeooo:paragraph-rsid="001dff5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ff5a" officeooo:paragraph-rsid="001dff5a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1" fo:font-size="14pt" fo:font-weight="normal" officeooo:rsid="001dff5a" officeooo:paragraph-rsid="001dff5a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Arial1" fo:font-size="14pt" fo:font-weight="normal" officeooo:rsid="001dff5a" officeooo:paragraph-rsid="001dff5a" style:font-size-asian="14pt" style:font-weight-asian="normal" style:font-size-complex="14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Arial1" fo:font-size="14pt" fo:font-weight="normal" officeooo:rsid="001dff5a" officeooo:paragraph-rsid="001dff5a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4pt" fo:font-weight="bold" officeooo:rsid="001dff5a" officeooo:paragraph-rsid="001dff5a" style:font-size-asian="14pt" style:font-weight-asian="bold" style:font-size-complex="14pt" style:font-weight-complex="bold"/>
    </style:style>
    <style:style style:name="T1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1" fo:font-size="14pt" fo:font-weight="bold" officeooo:rsid="00178403" style:font-size-asian="14pt" style:font-weight-asian="bold" style:font-size-complex="14pt" style:font-weight-complex="bold"/>
    </style:style>
    <style:style style:name="T3" style:family="text">
      <style:text-properties style:font-name="Arial1" fo:font-size="14pt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url ifconfig.me</text:span></text:p>
      <text:list text:style-name="L1">
        <text:list-item>
          <text:p text:style-name="P4">отправляет HTTP-запрос к сервису ifconfig.me и выводит твой внешний (публичный) IP-адрес.</text:p>
        </text:list-item>
      </text:list>
      <text:p text:style-name="P2"/>
      <text:p text:style-name="P2">crontab -e</text:p>
      <text:list text:style-name="L2">
        <text:list-item>
          <text:p text:style-name="P5">Открывает редактор заданий планировщика cron (crontab) для текущего пользователя.</text:p>
        </text:list-item>
      </text:list>
      <text:p text:style-name="P3"><text:span text:style-name="T3"/></text:p>
      <text:p text:style-name="P2">sudo rmmod kvm_amd</text:p>
      <text:p text:style-name="P2">sudo rmmod kvm</text:p>
      <text:list text:style-name="L3">
        <text:list-item>
          <text:p text:style-name="P6">если VirtualBox не запускает виртуальные машины из-за ошибки KVM/AMD-V/VT-x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1:49:01.419000000</meta:creation-date>
    <dc:date>2025-07-27T02:43:51.799589971</dc:date>
    <meta:editing-duration>P1DT9H3M48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42" meta:character-count="306" meta:non-whitespace-character-count="274"/>
  </office:meta>
</office:document-meta>
</file>